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1.51pt"/>
    </style:style>
    <style:style style:name="co19" style:family="table-column">
      <style:table-column-properties fo:break-before="auto" style:column-width="16.5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137.25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54.7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22.51pt"/>
    </style:style>
    <style:style style:name="co30" style:family="table-column">
      <style:table-column-properties fo:break-before="auto" style:column-width="48.76pt"/>
    </style:style>
    <style:style style:name="co31" style:family="table-column">
      <style:table-column-properties fo:break-before="auto" style:column-width="249pt"/>
    </style:style>
    <style:style style:name="co32" style:family="table-column">
      <style:table-column-properties fo:break-before="auto" style:column-width="152.25pt"/>
    </style:style>
    <style:style style:name="co33" style:family="table-column">
      <style:table-column-properties fo:break-before="auto" style:column-width="132.01pt"/>
    </style:style>
    <style:style style:name="co34" style:family="table-column">
      <style:table-column-properties fo:break-before="auto" style:column-width="26.25pt"/>
    </style:style>
    <style:style style:name="co35" style:family="table-column">
      <style:table-column-properties fo:break-before="auto" style:column-width="262.49pt"/>
    </style:style>
    <style:style style:name="co36" style:family="table-column">
      <style:table-column-properties fo:break-before="auto" style:column-width="153.01pt"/>
    </style:style>
    <style:style style:name="co37" style:family="table-column">
      <style:table-column-properties fo:break-before="auto" style:column-width="81.01pt"/>
    </style:style>
    <style:style style:name="co38" style:family="table-column">
      <style:table-column-properties fo:break-before="auto" style:column-width="82.49pt"/>
    </style:style>
    <style:style style:name="co39" style:family="table-column">
      <style:table-column-properties fo:break-before="auto" style:column-width="63.75pt"/>
    </style:style>
    <style:style style:name="co40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2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00" style:cell-protect="protected" style:print-content="true"/>
    </style:style>
    <style:style style:name="ce41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/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Ethics and Engineering for Aerospace Engineering</text:p>
          </table:table-cell>
          <table:table-cell table:style-name="ce6" office:value-type="string" calcext:value-type="string">
            <text:p>WM0324LR</text:p>
          </table:table-cell>
          <table:table-cell table:style-name="ce6" table:content-validation-name="val1" office:value-type="string" calcext:value-type="string">
            <text:p>uni.eth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2" calcext:value-type="float">
            <text:p>2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Filler lecture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1-20" calcext:value-type="date">
            <text:p>2020-01-20</text:p>
          </table:table-cell>
          <table:table-cell table:number-columns-repeated="59"/>
        </table:table-row>
        <table:table-row table:style-name="ro1" table:number-rows-repeated="998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3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2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 table:number-rows-repeated="2">
          <table:table-cell table:style-name="ce6" table:content-validation-name="val5"/>
          <table:table-cell table:style-name="ce6"/>
          <table:table-cell table:style-name="ce8"/>
          <table:table-cell table:style-name="ce6" table:number-columns-repeated="2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>
          <table:table-cell table:style-name="ce6" table:content-validation-name="val5"/>
          <table:table-cell table:style-name="ce6" table:number-columns-repeated="3"/>
          <table:table-cell table:style-name="ce8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996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8" table:default-cell-style-name="ce40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40"/>
        <table:table-column table:style-name="co25" table:default-cell-style-name="ce40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Old Course</text:p>
          </table:table-cell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" calcext:value-type="float">
            <text:p>1</text:p>
          </table:table-cell>
          <table:table-cell table:style-name="ce17" table:content-validation-name="val4" office:value-type="date" office:date-value="2007-01-22" calcext:value-type="date">
            <text:p>2007-01-22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];[Lectures.C$1:.E1000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 office:value-type="string" calcext:value-type="string">
            <text:p>Brightspace</text:p>
          </table:table-cell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" calcext:value-type="float">
            <text:p>1</text:p>
          </table:table-cell>
          <table:table-cell table:style-name="ce17" office:value-type="date" office:date-value="2007-01-22" calcext:value-type="date">
            <text:p>2007-01-22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Extrasolar 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];[Lectures.C$1:.E100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 office:value-type="string" calcext:value-type="string">
            <text:p>Studeersnel</text:p>
          </table:table-cell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" calcext:value-type="float">
            <text:p>1</text:p>
          </table:table-cell>
          <table:table-cell table:style-name="ce17" office:value-type="date" office:date-value="2007-01-22" calcext:value-type="date">
            <text:p>2007-01-22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Solar system dynamic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];[Lectures.C$1:.E1002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 office:value-type="string" calcext:value-type="string">
            <text:p>Aerostudents</text:p>
          </table:table-cell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" calcext:value-type="float">
            <text:p>1</text:p>
          </table:table-cell>
          <table:table-cell table:style-name="ce17" office:value-type="date" office:date-value="2007-01-22" calcext:value-type="date">
            <text:p>2007-01-22</text:p>
          </table:table-cell>
          <table:table-cell table:number-columns-repeated="2"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Temperatures on Ma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];[Lectures.C$1:.E1003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 office:value-type="string" calcext:value-type="string">
            <text:p>Goldmine</text:p>
          </table:table-cell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2" calcext:value-type="float">
            <text:p>2</text:p>
          </table:table-cell>
          <table:table-cell table:style-name="ce17" table:content-validation-name="val4" office:value-type="date" office:date-value="2007-06-01" calcext:value-type="date">
            <text:p>2007-06-0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6];[Lectures.C$1:.E1004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2" calcext:value-type="float">
            <text:p>2</text:p>
          </table:table-cell>
          <table:table-cell table:style-name="ce17" office:value-type="date" office:date-value="2007-06-01" calcext:value-type="date">
            <text:p>2007-06-0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Extrasolar 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7];[Lectures.C$1:.E1005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2" calcext:value-type="float">
            <text:p>2</text:p>
          </table:table-cell>
          <table:table-cell table:style-name="ce17" office:value-type="date" office:date-value="2007-06-01" calcext:value-type="date">
            <text:p>2007-06-0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Solar system dynamic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8];[Lectures.C$1:.E1006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2" calcext:value-type="float">
            <text:p>2</text:p>
          </table:table-cell>
          <table:table-cell table:style-name="ce17" office:value-type="date" office:date-value="2007-06-01" calcext:value-type="date">
            <text:p>2007-06-01</text:p>
          </table:table-cell>
          <table:table-cell table:number-columns-repeated="2"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Temperatures on Ma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9];[Lectures.C$1:.E1007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3" calcext:value-type="float">
            <text:p>3</text:p>
          </table:table-cell>
          <table:table-cell table:style-name="ce17" table:content-validation-name="val4" office:value-type="date" office:date-value="2012-06-29" calcext:value-type="date">
            <text:p>2012-06-2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Formation of the solar syste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0];[Lectures.C$1:.E1008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3" calcext:value-type="float">
            <text:p>3</text:p>
          </table:table-cell>
          <table:table-cell table:style-name="ce17" office:value-type="date" office:date-value="2012-06-29" calcext:value-type="date">
            <text:p>2012-06-2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Volcanism and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1];[Lectures.C$1:.E1009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3" calcext:value-type="float">
            <text:p>3</text:p>
          </table:table-cell>
          <table:table-cell table:style-name="ce17" office:value-type="date" office:date-value="2012-06-29" calcext:value-type="date">
            <text:p>2012-06-2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Solar system dynamic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2];[Lectures.C$1:.E1010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3" calcext:value-type="float">
            <text:p>3</text:p>
          </table:table-cell>
          <table:table-cell table:style-name="ce17" table:content-validation-name="val4" office:value-type="date" office:date-value="2012-06-29" calcext:value-type="date">
            <text:p>2012-06-29</text:p>
          </table:table-cell>
          <table:table-cell table:number-columns-repeated="2"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Spectra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3];[Lectures.C$1:.E101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4" calcext:value-type="float">
            <text:p>4</text:p>
          </table:table-cell>
          <table:table-cell table:style-name="ce17" table:content-validation-name="val4" office:value-type="date" office:date-value="2012-08-31" calcext:value-type="date">
            <text:p>2012-08-3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Formation of the solar syste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4];[Lectures.C$1:.E1012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4" calcext:value-type="float">
            <text:p>4</text:p>
          </table:table-cell>
          <table:table-cell table:style-name="ce17" office:value-type="date" office:date-value="2012-08-31" calcext:value-type="date">
            <text:p>2012-08-3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Volcanism and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5];[Lectures.C$1:.E1009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4" calcext:value-type="float">
            <text:p>4</text:p>
          </table:table-cell>
          <table:table-cell table:style-name="ce17" table:content-validation-name="val4" office:value-type="date" office:date-value="2012-08-31" calcext:value-type="date">
            <text:p>2012-08-31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Solar system dynamic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6];[Lectures.C$1:.E1010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4" calcext:value-type="float">
            <text:p>4</text:p>
          </table:table-cell>
          <table:table-cell table:style-name="ce17" table:content-validation-name="val4" office:value-type="date" office:date-value="2012-08-31" calcext:value-type="date">
            <text:p>2012-08-31</text:p>
          </table:table-cell>
          <table:table-cell table:number-columns-repeated="2"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Exoplanets and Planetary Spectra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7];[Lectures.C$1:.E101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5" calcext:value-type="float">
            <text:p>5</text:p>
          </table:table-cell>
          <table:table-cell table:style-name="ce17" table:content-validation-name="val4" office:value-type="date" office:date-value="2013-04-19" calcext:value-type="date">
            <text:p>2013-04-1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Dynamics and Ring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8];[Lectures.C$1:.E1012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5" calcext:value-type="float">
            <text:p>5</text:p>
          </table:table-cell>
          <table:table-cell table:style-name="ce17" table:content-validation-name="val4" office:value-type="date" office:date-value="2013-04-19" calcext:value-type="date">
            <text:p>2013-04-1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Planetary Volcanism and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19];[Lectures.C$1:.E1013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5" calcext:value-type="float">
            <text:p>5</text:p>
          </table:table-cell>
          <table:table-cell table:style-name="ce17" table:content-validation-name="val4" office:value-type="date" office:date-value="2013-04-19" calcext:value-type="date">
            <text:p>2013-04-19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Radiation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0];[Lectures.C$1:.E1014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5" calcext:value-type="float">
            <text:p>5</text:p>
          </table:table-cell>
          <table:table-cell table:style-name="ce17" table:content-validation-name="val4" office:value-type="date" office:date-value="2013-04-19" calcext:value-type="date">
            <text:p>2013-04-19</text:p>
          </table:table-cell>
          <table:table-cell table:number-columns-repeated="2"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5" calcext:value-type="float">
            <text:p>25</text:p>
          </table:table-cell>
          <table:table-cell table:style-name="ce38" office:value-type="string" calcext:value-type="string">
            <text:p>Detecting Exomoon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1];[Lectures.C$1:.E1015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6" calcext:value-type="float">
            <text:p>6</text:p>
          </table:table-cell>
          <table:table-cell table:style-name="ce17" table:content-validation-name="val4" office:value-type="date" office:date-value="2014-04-11" calcext:value-type="date">
            <text:p>2014-04-1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Dynamics 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2];[Lectures.C$1:.E1016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6" calcext:value-type="float">
            <text:p>6</text:p>
          </table:table-cell>
          <table:table-cell table:style-name="ce17" table:content-validation-name="val4" office:value-type="date" office:date-value="2014-04-11" calcext:value-type="date">
            <text:p>2014-04-1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3];[Lectures.C$1:.E1017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6" calcext:value-type="float">
            <text:p>6</text:p>
          </table:table-cell>
          <table:table-cell table:style-name="ce17" table:content-validation-name="val4" office:value-type="date" office:date-value="2014-04-11" calcext:value-type="date">
            <text:p>2014-04-1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Solar system formation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4];[Lectures.C$1:.E1018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6" calcext:value-type="float">
            <text:p>6</text:p>
          </table:table-cell>
          <table:table-cell table:style-name="ce17" table:content-validation-name="val4" office:value-type="date" office:date-value="2014-04-11" calcext:value-type="date">
            <text:p>2014-04-1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5];[Lectures.C$1:.E1019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6" calcext:value-type="float">
            <text:p>6</text:p>
          </table:table-cell>
          <table:table-cell table:style-name="ce17" table:content-validation-name="val4" office:value-type="date" office:date-value="2014-04-11" calcext:value-type="date">
            <text:p>2014-04-11</text:p>
          </table:table-cell>
          <table:table-cell table:number-columns-repeated="2"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6];[Lectures.C$1:.E1020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7" calcext:value-type="float">
            <text:p>7</text:p>
          </table:table-cell>
          <table:table-cell table:style-name="ce17" table:content-validation-name="val4" office:value-type="date" office:date-value="2015-07-02" calcext:value-type="date">
            <text:p>2015-07-02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Solar System Dynamics, Meteorites &amp; Cratering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7];[Lectures.C$1:.E102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7" calcext:value-type="float">
            <text:p>7</text:p>
          </table:table-cell>
          <table:table-cell table:style-name="ce17" table:content-validation-name="val4" office:value-type="date" office:date-value="2015-07-02" calcext:value-type="date">
            <text:p>2015-07-02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8];[Lectures.C$1:.E1022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7" calcext:value-type="float">
            <text:p>7</text:p>
          </table:table-cell>
          <table:table-cell table:style-name="ce17" table:content-validation-name="val4" office:value-type="date" office:date-value="2015-07-02" calcext:value-type="date">
            <text:p>2015-07-02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Magnetis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29];[Lectures.C$1:.E1023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7" calcext:value-type="float">
            <text:p>7</text:p>
          </table:table-cell>
          <table:table-cell table:style-name="ce17" table:content-validation-name="val4" office:value-type="date" office:date-value="2015-07-02" calcext:value-type="date">
            <text:p>2015-07-02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0];[Lectures.C$1:.E1024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7" calcext:value-type="float">
            <text:p>7</text:p>
          </table:table-cell>
          <table:table-cell table:style-name="ce17" table:content-validation-name="val4" office:value-type="date" office:date-value="2015-07-02" calcext:value-type="date">
            <text:p>2015-07-02</text:p>
          </table:table-cell>
          <table:table-cell table:number-columns-repeated="2"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1];[Lectures.C$1:.E1029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8" calcext:value-type="float">
            <text:p>8</text:p>
          </table:table-cell>
          <table:table-cell table:style-name="ce17" table:content-validation-name="val4" office:value-type="date" office:date-value="2015-04-10" calcext:value-type="date">
            <text:p>2015-04-10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Solar System Dynamics, Meteorites &amp; Cratering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2];[Lectures.C$1:.E1030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8" calcext:value-type="float">
            <text:p>8</text:p>
          </table:table-cell>
          <table:table-cell table:style-name="ce17" table:content-validation-name="val4" office:value-type="date" office:date-value="2015-04-10" calcext:value-type="date">
            <text:p>2015-04-10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3];[Lectures.C$1:.E1031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8" calcext:value-type="float">
            <text:p>8</text:p>
          </table:table-cell>
          <table:table-cell table:style-name="ce17" table:content-validation-name="val4" office:value-type="date" office:date-value="2015-04-10" calcext:value-type="date">
            <text:p>2015-04-10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Magnetis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4];[Lectures.C$1:.E1032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8" calcext:value-type="float">
            <text:p>8</text:p>
          </table:table-cell>
          <table:table-cell table:style-name="ce17" table:content-validation-name="val4" office:value-type="date" office:date-value="2015-04-10" calcext:value-type="date">
            <text:p>2015-04-10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5];[Lectures.C$1:.E1033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8" calcext:value-type="float">
            <text:p>8</text:p>
          </table:table-cell>
          <table:table-cell table:style-name="ce17" table:content-validation-name="val4" office:value-type="date" office:date-value="2015-04-10" calcext:value-type="date">
            <text:p>2015-04-10</text:p>
          </table:table-cell>
          <table:table-cell table:number-columns-repeated="2"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6];[Lectures.C$1:.E1034];3;0)" office:value-type="date" office:date-value="2020-01-20" calcext:value-type="date">
            <text:p>2020-01-20</text:p>
          </table:table-cell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2016-22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olar System Dynamics, Meteorites &amp; Cratering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7];[Lectures.C$1:.E1035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2016-22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8];[Lectures.C$1:.E1036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2016-22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agnetis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39];[Lectures.C$1:.E1037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2016-22-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0];[Lectures.C$1:.E1038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2016-22-0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1];[Lectures.C$1:.E1039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016-04-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olar System Dynamics, Meteorites &amp; Cratering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2];[Lectures.C$1:.E1040];3;0)" office:value-type="date" office:date-value="2020-01-20" calcext:value-type="date">
            <text:p>2020-01-20</text:p>
          </table:table-cell>
          <table:table-cell table:style-name="ce38"/>
          <table:table-cell table:style-name="ce6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016-04-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3];[Lectures.C$1:.E104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016-04-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Magnetism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4];[Lectures.C$1:.E1042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016-04-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5];[Lectures.C$1:.E1043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office:value-type="string" calcext:value-type="string">
            <text:p>StudeerSnel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016-04-1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6];[Lectures.C$1:.E1044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6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Solar System Dynamics, Meteorites &amp; Cratering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7];[Lectures.C$1:.E1045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Volcanism and Planetary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8];[Lectures.C$1:.E1046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10" calcext:value-type="float">
            <text:p>10</text:p>
          </table:table-cell>
          <table:table-cell table:style-name="ce38" office:value-type="string" calcext:value-type="string">
            <text:p>Planetary Oceanography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49];[Lectures.C$1:.E1047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18" calcext:value-type="float">
            <text:p>18</text:p>
          </table:table-cell>
          <table:table-cell table:style-name="ce38" office:value-type="string" calcext:value-type="string">
            <text:p>Planetary Atmosphe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0];[Lectures.C$1:.E1048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1" office:value-type="float" office:value="22" calcext:value-type="float">
            <text:p>22</text:p>
          </table:table-cell>
          <table:table-cell table:style-name="ce38" office:value-type="string" calcext:value-type="string">
            <text:p>Exoplan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1];[Lectures.C$1:.E1049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Brightspace</text:p>
          </table:table-cell>
          <table:table-cell table:style-name="ce41" table:content-validation-name="val9" office:value-type="float" office:value="9" calcext:value-type="float">
            <text:p>9</text:p>
          </table:table-cell>
          <table:table-cell table:style-name="ce17" table:content-validation-name="val4" office:value-type="date" office:date-value="2018-01-26" calcext:value-type="date">
            <text:p>2018-01-26</text:p>
          </table:table-cell>
          <table:table-cell table:number-columns-repeated="2" table:style-name="ce41" table:content-validation-name="val10" office:value-type="float" office:value="6" calcext:value-type="float">
            <text:p>6</text:p>
          </table:table-cell>
          <table:table-cell table:style-name="ce41" table:content-validation-name="val11" office:value-type="float" office:value="10" calcext:value-type="float">
            <text:p>10</text:p>
          </table:table-cell>
          <table:table-cell table:style-name="ce38" office:value-type="string" calcext:value-type="string">
            <text:p>Minor Bodies &amp; Comet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2];[Lectures.C$1:.E1050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Yes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0" calcext:value-type="float">
            <text:p>10</text:p>
          </table:table-cell>
          <table:table-cell table:style-name="ce17" table:content-validation-name="val4" office:value-type="date" office:date-value="2012-01-01" calcext:value-type="date">
            <text:p>2012-01-0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1" calcext:value-type="float">
            <text:p>1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Small bodies and asteroid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3];[Lectures.C$1:.E1051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0" calcext:value-type="float">
            <text:p>10</text:p>
          </table:table-cell>
          <table:table-cell table:style-name="ce17" table:content-validation-name="val4" office:value-type="date" office:date-value="2012-01-01" calcext:value-type="date">
            <text:p>2012-01-0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2" calcext:value-type="float">
            <text:p>2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Planetary Volcanism and Interior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4];[Lectures.C$1:.E1052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0" calcext:value-type="float">
            <text:p>10</text:p>
          </table:table-cell>
          <table:table-cell table:style-name="ce17" table:content-validation-name="val4" office:value-type="date" office:date-value="2012-01-01" calcext:value-type="date">
            <text:p>2012-01-0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3" calcext:value-type="float">
            <text:p>3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Orbits around a planet with an atmopshere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5];[Lectures.C$1:.E1053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0" calcext:value-type="float">
            <text:p>10</text:p>
          </table:table-cell>
          <table:table-cell table:style-name="ce17" table:content-validation-name="val4" office:value-type="date" office:date-value="2012-01-01" calcext:value-type="date">
            <text:p>2012-01-01</text:p>
          </table:table-cell>
          <table:table-cell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0" office:value-type="float" office:value="4" calcext:value-type="float">
            <text:p>4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Planetary Temperatures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6];[Lectures.C$1:.E1054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 office:value-type="string" calcext:value-type="string">
            <text:p>Goldmine</text:p>
          </table:table-cell>
          <table:table-cell table:style-name="ce41" table:content-validation-name="val9" office:value-type="float" office:value="10" calcext:value-type="float">
            <text:p>10</text:p>
          </table:table-cell>
          <table:table-cell table:style-name="ce17" table:content-validation-name="val4" office:value-type="date" office:date-value="2012-01-01" calcext:value-type="date">
            <text:p>2012-01-01</text:p>
          </table:table-cell>
          <table:table-cell table:number-columns-repeated="2" table:style-name="ce41" table:content-validation-name="val10" office:value-type="float" office:value="5" calcext:value-type="float">
            <text:p>5</text:p>
          </table:table-cell>
          <table:table-cell table:style-name="ce41" table:content-validation-name="val11" office:value-type="float" office:value="20" calcext:value-type="float">
            <text:p>20</text:p>
          </table:table-cell>
          <table:table-cell table:style-name="ce38" office:value-type="string" calcext:value-type="string">
            <text:p>Cratering and surface age</text:p>
          </table:table-cell>
          <table:table-cell table:style-name="ce38" table:content-validation-name="val12" office:value-type="string" calcext:value-type="string">
            <text:p>Filler lecture</text:p>
          </table:table-cell>
          <table:table-cell table:style-name="ce18" table:content-validation-name="val4" table:formula="of:=VLOOKUP([.I57];[Lectures.C$1:.E1055];3;0)" office:value-type="date" office:date-value="2020-01-20" calcext:value-type="date">
            <text:p>2020-01-20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/>
          <table:table-cell table:style-name="ce38" office:value-type="string" calcext:value-type="string">
            <text:p>English</text:p>
          </table:table-cell>
          <table:table-cell table:style-name="ce38" table:number-columns-repeated="2"/>
          <table:table-cell table:number-columns-repeated="48"/>
        </table:table-row>
        <table:table-row table:style-name="ro1">
          <table:table-cell table:style-name="ce38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8"/>
          <table:table-cell table:style-name="ce38" office:value-type="string" calcext:value-type="string">
            <text:p>No</text:p>
          </table:table-cell>
          <table:table-cell table:style-name="ce38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29" table:default-cell-style-name="ce5"/>
        <table:table-column table:style-name="co10" table:default-cell-style-name="ce5"/>
        <table:table-column table:style-name="co11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1"/>
        <table:table-column table:style-name="co33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4" table:default-cell-style-name="ce28"/>
        <table:table-column table:style-name="co10" table:default-cell-style-name="ce28"/>
        <table:table-column table:style-name="co11" table:default-cell-style-name="ce28"/>
        <table:table-column table:style-name="co30" table:default-cell-style-name="ce28"/>
        <table:table-column table:style-name="co35" table:default-cell-style-name="ce28"/>
        <table:table-column table:style-name="co36" table:default-cell-style-name="ce28"/>
        <table:table-column table:style-name="co25" table:default-cell-style-name="ce29"/>
        <table:table-column table:style-name="co37" table:default-cell-style-name="ce28"/>
        <table:table-column table:style-name="co3" table:default-cell-style-name="ce28"/>
        <table:table-column table:style-name="co38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9" table:default-cell-style-name="ce1"/>
        <table:table-column table:style-name="co25" table:default-cell-style-name="ce2"/>
        <table:table-column table:style-name="co22" table:default-cell-style-name="ce1"/>
        <table:table-column table:style-name="co40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 table:number-rows-repeated="9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1-17T11:14:25.883000000</dc:date>
    <meta:editing-duration>PT8M47S</meta:editing-duration>
    <meta:editing-cycles>1</meta:editing-cycles>
    <meta:document-statistic meta:table-count="7" meta:cell-count="4577" meta:object-count="0"/>
  </office:meta>
</office:document-meta>
</file>